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1b1918" draw:stroke-linejoin="miter" svg:stroke-linecap="butt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solid" svg:stroke-width="0.02cm" svg:stroke-color="#1b1918" draw:stroke-linejoin="miter" svg:stroke-linecap="butt" draw:fill="solid" draw:fill-color="#000000" draw:textarea-horizontal-align="center" draw:textarea-vertical-align="middle" fo:padding-top="0.135cm" fo:padding-bottom="0.135cm" fo:padding-left="0.26cm" fo:padding-right="0.26cm" draw:shadow="hidden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9.946cm" svg:height="2.798cm" svg:x="5.554cm" svg:y="15.952cm" svg:viewBox="0 0 9947 2799" draw:points="1569,0 9947,0 9922,2799 0,2799 0,446">
            <text:p/>
          </draw:polygon>
          <draw:polygon draw:style-name="gr1" draw:text-style-name="P1" draw:layer="layout" svg:width="0cm" svg:height="0cm" svg:x="7.123cm" svg:y="15.952cm" svg:viewBox="0 0 0 0" draw:points="0,0">
            <text:p/>
          </draw:polygon>
          <draw:polygon draw:style-name="gr1" draw:text-style-name="P1" draw:layer="layout" svg:width="9.969cm" svg:height="5.147cm" svg:x="5.5cm" svg:y="10.95cm" svg:viewBox="0 0 9970 5148" draw:points="1584,4700 31,5148 0,0 1545,0 3084,1920 4609,0 4626,0 6146,0 6181,0 6181,1012 5165,2213 8141,0 9970,0 7223,2201 9970,4356 9970,4722 8546,4722 6181,2931 6181,4722 4626,4722 4626,3996 4612,1920 3542,3764 2687,3764 1565,1920">
            <text:p/>
          </draw:polygon>
          <draw:polygon draw:style-name="gr1" draw:text-style-name="P1" draw:layer="layout" svg:width="0cm" svg:height="0cm" svg:x="7.084cm" svg:y="15.65cm" svg:viewBox="0 0 0 0" draw:points="0,0">
            <text:p/>
          </draw:polygon>
          <draw:path draw:style-name="gr2" draw:text-style-name="P2" draw:layer="layout" svg:width="8.311cm" svg:height="2.147cm" svg:x="6.371cm" svg:y="16.277cm" svg:viewBox="0 0 8312 2148" svg:d="M1333 30h684l434 1516 267-1505h1105c211 0 381 40 508 119l21-119h2053l-27 152c215-129 462-193 742-193 362 0 652 93 868 278 216 184 324 426 324 725 0 327-126 600-378 818-251 218-561 327-928 327-363 0-652-92-868-277s-324-427-324-726c0-208 51-394 153-558h-330l-274 1520h-714l274-1520h-408c-11 64-36 124-73 180-53 81-129 145-227 192 87 24 169 77 247 160 78 80 117 184 117 312 0 205-88 369-264 493-176 122-396 183-659 183-599 0-1199 0-1799 0l-87-386h-785l-227 386h-758z">
            <text:p/>
          </draw:path>
          <draw:polygon draw:style-name="gr1" draw:text-style-name="P1" draw:layer="layout" svg:width="0cm" svg:height="0cm" svg:x="7.704cm" svg:y="16.307cm" svg:viewBox="0 0 0 0" draw:points="0,0">
            <text:p/>
          </draw:polygon>
          <draw:polygon draw:style-name="gr1" draw:text-style-name="P1" draw:layer="layout" svg:width="0.397cm" svg:height="0.488cm" svg:x="7.633cm" svg:y="17.033cm" svg:viewBox="0 0 398 489" draw:points="398,489 288,0 0,489">
            <text:p/>
          </draw:polygon>
          <draw:polygon draw:style-name="gr1" draw:text-style-name="P1" draw:layer="layout" svg:width="0cm" svg:height="0cm" svg:x="8.031cm" svg:y="17.522cm" svg:viewBox="0 0 0 0" draw:points="0,0">
            <text:p/>
          </draw:polygon>
          <draw:path draw:style-name="gr1" draw:text-style-name="P1" draw:layer="layout" svg:width="0.626cm" svg:height="0.342cm" svg:x="9.527cm" svg:y="17.531cm" svg:viewBox="0 0 627 343" svg:d="M0 343h377c73 0 133-17 180-51 47-33 70-78 70-135 0-48-20-85-60-114-40-28-93-43-160-43h-344z">
            <text:p/>
          </draw:path>
          <draw:polygon draw:style-name="gr1" draw:text-style-name="P1" draw:layer="layout" svg:width="0cm" svg:height="0cm" svg:x="9.527cm" svg:y="17.874cm" svg:viewBox="0 0 0 0" draw:points="0,0">
            <text:p/>
          </draw:polygon>
          <draw:path draw:style-name="gr1" draw:text-style-name="P1" draw:layer="layout" svg:width="0.56cm" svg:height="0.277cm" svg:x="9.67cm" svg:y="16.811cm" svg:viewBox="0 0 561 278" svg:d="M387 0h-340l-47 278h364c62 0 111-14 145-42 35-27 52-66 52-115 0-37-16-67-48-88-33-22-74-33-126-33z">
            <text:p/>
          </draw:path>
          <draw:polygon draw:style-name="gr1" draw:text-style-name="P1" draw:layer="layout" svg:width="0cm" svg:height="0cm" svg:x="10.057cm" svg:y="16.811cm" svg:viewBox="0 0 0 0" draw:points="0,0">
            <text:p/>
          </draw:polygon>
          <draw:path draw:style-name="gr1" draw:text-style-name="P1" draw:layer="layout" svg:width="1.034cm" svg:height="0.99cm" svg:x="12.916cm" svg:y="16.856cm" svg:viewBox="0 0 1035 991" svg:d="M481 991c169 0 304-53 404-159 100-107 150-242 150-408 0-116-43-215-130-298-87-84-204-126-350-126-165 0-299 54-401 162-102 104-154 239-154 404 0 114 44 215 131 301 86 83 203 124 350 124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22:31:33.693859180</dc:date>
    <meta:editing-duration>PT2M2S</meta:editing-duration>
    <meta:editing-cycles>1</meta:editing-cycles>
    <meta:document-statistic meta:object-count="14"/>
    <meta:generator>LibreOffice/7.4.4.2$Linux_X86_64 LibreOffice_project/40$Build-2</meta:generator>
  </office:meta>
</office:document-meta>
</file>